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font-size="22pt" fo:font-weight="bold" officeooo:rsid="00017bb9" officeooo:paragraph-rsid="00017bb9" style:font-size-asian="22pt" style:font-weight-asian="bold" style:font-size-complex="22pt" style:font-weight-complex="bold"/>
    </style:style>
    <style:style style:name="P2" style:family="paragraph" style:parent-style-name="Standard">
      <style:text-properties fo:font-size="22pt" fo:font-weight="bold" officeooo:rsid="00021dcf" officeooo:paragraph-rsid="00021dcf" style:font-size-asian="22pt" style:font-weight-asian="bold" style:font-size-complex="22pt" style:font-weight-complex="bold"/>
    </style:style>
    <style:style style:name="P3" style:family="paragraph" style:parent-style-name="Standard">
      <style:text-properties fo:font-size="22pt" fo:font-weight="bold" officeooo:rsid="0003ae6d" officeooo:paragraph-rsid="0003ae6d" style:font-size-asian="22pt" style:font-weight-asian="bold" style:font-size-complex="22pt" style:font-weight-complex="bold"/>
    </style:style>
    <style:style style:name="P4" style:family="paragraph" style:parent-style-name="Standard">
      <style:paragraph-properties style:line-height-at-least="0.198in"/>
      <style:text-properties fo:font-size="22pt" fo:font-weight="bold" officeooo:paragraph-rsid="0006d223" style:font-size-asian="22pt" style:font-weight-asian="bold" style:font-size-complex="22pt" style:font-weight-complex="bold"/>
    </style:style>
    <style:style style:name="P5" style:family="paragraph" style:parent-style-name="Standard">
      <style:paragraph-properties style:line-height-at-least="0.198in"/>
      <style:text-properties fo:font-size="22pt" fo:font-weight="bold" officeooo:rsid="0006d223" officeooo:paragraph-rsid="0006d223" style:font-size-asian="22pt" style:font-weight-asian="bold" style:font-size-complex="22pt" style:font-weight-complex="bold"/>
    </style:style>
    <style:style style:name="P6" style:family="paragraph" style:parent-style-name="Standard">
      <style:paragraph-properties style:line-height-at-least="0.198in"/>
      <style:text-properties fo:font-size="22pt" fo:font-weight="bold" officeooo:rsid="0006d4cb" officeooo:paragraph-rsid="0006d4cb" style:font-size-asian="22pt" style:font-weight-asian="bold" style:font-size-complex="22pt" style:font-weight-complex="bold"/>
    </style:style>
    <style:style style:name="P7" style:family="paragraph" style:parent-style-name="Standard">
      <style:paragraph-properties style:line-height-at-least="0.198in"/>
      <style:text-properties fo:font-size="22pt" fo:font-weight="bold" officeooo:rsid="000868c5" officeooo:paragraph-rsid="000868c5" style:font-size-asian="22pt" style:font-weight-asian="bold" style:font-size-complex="22pt" style:font-weight-complex="bold"/>
    </style:style>
    <style:style style:name="P8" style:family="paragraph" style:parent-style-name="Standard">
      <style:paragraph-properties style:line-height-at-least="0.198in"/>
      <style:text-properties fo:color="#cccccc" loext:opacity="100%" style:font-name="Droid Sans Mono" fo:font-size="10.5pt" fo:font-weight="normal" fo:background-color="#1f1f1f"/>
    </style:style>
    <style:style style:name="P9" style:family="paragraph" style:parent-style-name="Standard">
      <style:text-properties fo:color="#cccccc" loext:opacity="100%" style:font-name="Droid Sans Mono" fo:font-size="20pt" fo:font-weight="normal" fo:background-color="#1f1f1f" style:font-size-asian="20pt" style:font-weight-asian="normal" style:font-size-complex="20pt" style:font-weight-complex="normal"/>
    </style:style>
    <style:style style:name="P10" style:family="paragraph" style:parent-style-name="Standard">
      <style:paragraph-properties style:line-height-at-least="0.198in"/>
      <style:text-properties fo:color="#cccccc" loext:opacity="100%" style:font-name="Droid Sans Mono" fo:font-size="20pt" fo:font-weight="normal" fo:background-color="#1f1f1f" style:font-size-asian="20pt" style:font-size-complex="20pt"/>
    </style:style>
    <style:style style:name="P11" style:family="paragraph" style:parent-style-name="Standard">
      <style:paragraph-properties style:line-height-at-least="0.198in"/>
      <style:text-properties fo:color="#cccccc" loext:opacity="100%" style:font-name="Droid Sans Mono" fo:font-size="21pt" fo:font-weight="normal" fo:background-color="#1f1f1f" style:font-size-asian="21pt" style:font-size-complex="21pt"/>
    </style:style>
    <style:style style:name="P12" style:family="paragraph" style:parent-style-name="Standard">
      <style:paragraph-properties style:line-height-at-least="0.198in"/>
      <style:text-properties fo:color="#cccccc" loext:opacity="100%" style:font-name="Droid Sans Mono" fo:font-size="18pt" fo:font-weight="normal" fo:background-color="#1f1f1f" style:font-size-asian="18pt" style:font-size-complex="18pt"/>
    </style:style>
    <style:style style:name="P13" style:family="paragraph" style:parent-style-name="Standard">
      <style:text-properties fo:color="#cccccc" loext:opacity="100%" style:font-name="Droid Sans Mono" fo:font-size="18pt" fo:font-weight="normal" officeooo:rsid="000bd12a" officeooo:paragraph-rsid="000bd12a" fo:background-color="#1f1f1f" style:font-size-asian="18pt" style:font-size-complex="18pt"/>
    </style:style>
    <style:style style:name="P14" style:family="paragraph" style:parent-style-name="Standard">
      <style:paragraph-properties style:line-height-at-least="0.198in"/>
      <style:text-properties fo:color="#cccccc" loext:opacity="100%" style:font-name="Droid Sans Mono" fo:font-size="22pt" fo:font-weight="bold" fo:background-color="#1f1f1f" style:font-size-asian="22pt" style:font-weight-asian="bold" style:font-size-complex="22pt" style:font-weight-complex="bold"/>
    </style:style>
    <style:style style:name="P15" style:family="paragraph" style:parent-style-name="Standard">
      <style:paragraph-properties style:line-height-at-least="0.198in"/>
      <style:text-properties fo:color="#cccccc" loext:opacity="100%" style:font-name="Droid Sans Mono" fo:font-size="16pt" fo:font-weight="normal" officeooo:rsid="0006d223" officeooo:paragraph-rsid="0006d223" fo:background-color="#1f1f1f" style:font-size-asian="16pt" style:font-size-complex="16pt"/>
    </style:style>
    <style:style style:name="P16" style:family="paragraph" style:parent-style-name="Standard">
      <style:paragraph-properties style:line-height-at-least="0.198in"/>
      <style:text-properties fo:color="#d4d4d4" loext:opacity="100%" style:font-name="Droid Sans Mono" fo:font-size="20pt" fo:font-weight="normal" fo:background-color="#1f1f1f" style:font-size-asian="20pt" style:font-size-complex="20pt"/>
    </style:style>
    <style:style style:name="P17" style:family="paragraph" style:parent-style-name="Standard">
      <style:paragraph-properties style:line-height-at-least="0.198in"/>
      <style:text-properties fo:color="#d4d4d4" loext:opacity="100%" style:font-name="Droid Sans Mono" fo:font-size="21pt" fo:font-weight="normal" fo:background-color="#1f1f1f" style:font-size-asian="21pt" style:font-size-complex="21pt"/>
    </style:style>
    <style:style style:name="P18" style:family="paragraph" style:parent-style-name="Standard">
      <style:paragraph-properties style:line-height-at-least="0.198in"/>
      <style:text-properties fo:color="#d4d4d4" loext:opacity="100%" style:font-name="Droid Sans Mono" fo:font-size="18pt" fo:font-weight="normal" fo:background-color="#1f1f1f" style:font-size-asian="18pt" style:font-size-complex="18pt"/>
    </style:style>
    <style:style style:name="P19" style:family="paragraph" style:parent-style-name="Standard">
      <style:paragraph-properties style:line-height-at-least="0.198in"/>
      <style:text-properties fo:font-size="21pt" style:font-size-asian="21pt" style:font-size-complex="21pt"/>
    </style:style>
    <style:style style:name="P20" style:family="paragraph" style:parent-style-name="Standard">
      <style:paragraph-properties style:line-height-at-least="0.198in"/>
      <style:text-properties fo:color="#6a9955" loext:opacity="100%" style:font-name="Droid Sans Mono" fo:font-size="20pt" fo:font-weight="normal" officeooo:paragraph-rsid="0006d223" fo:background-color="#1f1f1f" style:font-size-asian="20pt" style:font-weight-asian="bold" style:font-size-complex="20pt" style:font-weight-complex="bold"/>
    </style:style>
    <style:style style:name="P21" style:family="paragraph" style:parent-style-name="Standard">
      <style:paragraph-properties style:line-height-at-least="0.198in"/>
      <style:text-properties fo:color="#6a9955" loext:opacity="100%" style:font-name="Droid Sans Mono" fo:font-size="20pt" fo:font-weight="normal" fo:background-color="#1f1f1f" style:font-size-asian="20pt" style:font-size-complex="20pt"/>
    </style:style>
    <style:style style:name="P22" style:family="paragraph" style:parent-style-name="Standard">
      <style:paragraph-properties style:line-height-at-least="0.198in"/>
      <style:text-properties fo:color="#6a9955" loext:opacity="100%" style:font-name="Droid Sans Mono" fo:font-size="18pt" fo:font-weight="normal" fo:background-color="#1f1f1f" style:font-size-asian="18pt" style:font-size-complex="18pt"/>
    </style:style>
    <style:style style:name="P23" style:family="paragraph" style:parent-style-name="Standard">
      <style:paragraph-properties style:line-height-at-least="0.198in"/>
      <style:text-properties fo:font-size="20pt" fo:font-weight="bold" officeooo:paragraph-rsid="0006d223" style:font-size-asian="20pt" style:font-weight-asian="bold" style:font-size-complex="20pt" style:font-weight-complex="bold"/>
    </style:style>
    <style:style style:name="P24" style:family="paragraph" style:parent-style-name="Standard">
      <style:paragraph-properties style:line-height-at-least="0.198in"/>
      <style:text-properties fo:font-size="18pt" style:font-size-asian="18pt" style:font-size-complex="18pt"/>
    </style:style>
    <style:style style:name="P25" style:family="paragraph" style:parent-style-name="Text_20_body">
      <style:text-properties fo:font-size="22pt" fo:font-weight="bold" officeooo:rsid="00021dcf" officeooo:paragraph-rsid="00021dcf" style:font-size-asian="22pt" style:font-weight-asian="bold" style:font-size-complex="22pt" style:font-weight-complex="bold"/>
    </style:style>
    <style:style style:name="P26" style:family="paragraph" style:parent-style-name="Text_20_body">
      <style:text-properties fo:font-size="16pt" fo:font-weight="normal" style:font-size-asian="16pt" style:font-weight-asian="normal" style:font-size-complex="16pt" style:font-weight-complex="normal"/>
    </style:style>
    <style:style style:name="P27" style:family="paragraph" style:parent-style-name="Text_20_body">
      <style:text-properties fo:font-size="16pt" fo:font-weight="normal" style:font-size-asian="16pt" style:font-size-complex="16pt"/>
    </style:style>
    <style:style style:name="P28" style:family="paragraph" style:parent-style-name="Text_20_body">
      <style:text-properties fo:font-size="16pt" fo:font-weight="normal" officeooo:rsid="000bd12a" officeooo:paragraph-rsid="000bd12a" style:font-size-asian="16pt" style:font-size-complex="16pt"/>
    </style:style>
    <style:style style:name="P29" style:family="paragraph" style:parent-style-name="Text_20_body">
      <style:text-properties fo:font-size="16pt" fo:font-weight="normal" officeooo:paragraph-rsid="000bd12a"/>
    </style:style>
    <style:style style:name="P30" style:family="paragraph" style:parent-style-name="Text_20_body">
      <style:text-properties fo:font-size="18pt" fo:font-weight="normal" officeooo:rsid="000bd12a" officeooo:paragraph-rsid="000bd12a" style:font-size-asian="18pt" style:font-size-complex="18pt"/>
    </style:style>
    <style:style style:name="T1" style:family="text">
      <style:text-properties fo:font-size="16pt" fo:font-weight="normal" style:font-size-asian="16pt" style:font-weight-asian="normal" style:font-size-complex="16pt" style:font-weight-complex="normal"/>
    </style:style>
    <style:style style:name="T2" style:family="text">
      <style:text-properties fo:color="#569cd6" loext:opacity="100%"/>
    </style:style>
    <style:style style:name="T3" style:family="text">
      <style:text-properties fo:color="#569cd6" loext:opacity="100%" style:font-name="Droid Sans Mono" fo:font-size="10.5pt" fo:background-color="#1f1f1f" loext:char-shading-value="0" style:font-weight-asian="normal" style:font-weight-complex="normal"/>
    </style:style>
    <style:style style:name="T4" style:family="text">
      <style:text-properties fo:color="#569cd6" loext:opacity="100%" style:font-name="Droid Sans Mono" fo:font-size="18pt" fo:background-color="#1f1f1f" loext:char-shading-value="0" style:font-size-asian="18pt" style:font-weight-asian="normal" style:font-size-complex="18pt" style:font-weight-complex="normal"/>
    </style:style>
    <style:style style:name="T5" style:family="text">
      <style:text-properties fo:color="#569cd6" loext:opacity="100%" style:font-weight-asian="normal" style:font-weight-complex="normal"/>
    </style:style>
    <style:style style:name="T6" style:family="text">
      <style:text-properties fo:color="#d4d4d4" loext:opacity="100%"/>
    </style:style>
    <style:style style:name="T7" style:family="text">
      <style:text-properties fo:color="#d4d4d4" loext:opacity="100%" style:font-weight-asian="normal" style:font-weight-complex="normal"/>
    </style:style>
    <style:style style:name="T8" style:family="text">
      <style:text-properties fo:color="#dcdcaa" loext:opacity="100%"/>
    </style:style>
    <style:style style:name="T9" style:family="text">
      <style:text-properties fo:color="#dcdcaa" loext:opacity="100%" style:font-weight-asian="normal" style:font-weight-complex="normal"/>
    </style:style>
    <style:style style:name="T10" style:family="text">
      <style:text-properties fo:color="#4ec9b0" loext:opacity="100%"/>
    </style:style>
    <style:style style:name="T11" style:family="text">
      <style:text-properties fo:color="#4ec9b0" loext:opacity="100%" style:font-weight-asian="normal" style:font-weight-complex="normal"/>
    </style:style>
    <style:style style:name="T12" style:family="text">
      <style:text-properties fo:color="#9cdcfe" loext:opacity="100%"/>
    </style:style>
    <style:style style:name="T13" style:family="text">
      <style:text-properties fo:color="#9cdcfe" loext:opacity="100%" style:font-weight-asian="normal" style:font-weight-complex="normal"/>
    </style:style>
    <style:style style:name="T14" style:family="text">
      <style:text-properties fo:color="#ce9178" loext:opacity="100%"/>
    </style:style>
    <style:style style:name="T15" style:family="text">
      <style:text-properties fo:color="#808080" loext:opacity="100%"/>
    </style:style>
    <style:style style:name="T16" style:family="text">
      <style:text-properties fo:color="#6a9955" loext:opacity="100%"/>
    </style:style>
    <style:style style:name="T17" style:family="text">
      <style:text-properties style:font-weight-asian="normal" style:font-weight-complex="normal"/>
    </style:style>
    <style:style style:name="T18" style:family="text">
      <style:text-properties fo:color="#c586c0" loext:opacity="100%"/>
    </style:style>
    <style:style style:name="T19" style:family="text">
      <style:text-properties officeooo:rsid="000bd12a" style:font-size-asian="16pt" style:font-weight-asian="normal" style:font-size-complex="16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34"/>Validation</text:p>
      <text:p text:style-name="P1"/>
      <text:p text:style-name="P1"/>
      <text:p text:style-name="P2">To validate incoming data</text:p>
      <text:p text:style-name="P2"/>
      <text:p text:style-name="P3">ValidateWithBag</text:p>
      <text:p text:style-name="P2"/>
      <text:p text:style-name="P25"><text:span text:style-name="T1">Yes, exactly! When you have multiple forms on the same page and you want to display validation errors separately for each form, </text:span><text:span text:style-name="Source_20_Text"><text:span text:style-name="T1">validateWithBag</text:span></text:span><text:span text:style-name="T1"> is the perfect solution.</text:span></text:p>
      <text:p text:style-name="P26">By using different error bags, you can ensure that the errors for each form are kept distinct and are displayed in the correct section of your page. This way, users can see which specific form has errors without confusion.</text:p>
      <text:p text:style-name="P26"/>
      <text:p text:style-name="P9"><text:span text:style-name="T2">public</text:span><text:span text:style-name="T6"> </text:span><text:span text:style-name="T2">function</text:span><text:span text:style-name="T6"> </text:span><text:span text:style-name="T8">store</text:span><text:span text:style-name="T6">(</text:span><text:span text:style-name="T10">Request</text:span><text:span text:style-name="T6"> </text:span><text:span text:style-name="T12">$request</text:span><text:span text:style-name="T6">)</text:span></text:p>
      <text:p text:style-name="P16">{</text:p>
      <text:p text:style-name="P10"><text:span text:style-name="T12">$validated</text:span><text:span text:style-name="T6"> = </text:span><text:span text:style-name="T12">$request</text:span><text:span text:style-name="T6">-&gt;</text:span><text:span text:style-name="T8">validate</text:span><text:span text:style-name="T6">([</text:span></text:p>
      <text:p text:style-name="P10"><text:span text:style-name="T14">'title'</text:span><text:span text:style-name="T6">=&gt;[</text:span><text:span text:style-name="T14">'required'</text:span><text:span text:style-name="T6">,</text:span><text:span text:style-name="T14">'unique:todos'</text:span><text:span text:style-name="T6">,</text:span><text:span text:style-name="T14">'max:255'</text:span><text:span text:style-name="T6">],</text:span></text:p>
      <text:p text:style-name="P10"><text:span text:style-name="T14">'description'</text:span><text:span text:style-name="T6">=&gt;[</text:span><text:span text:style-name="T14">'required'</text:span><text:span text:style-name="T6">],</text:span></text:p>
      <text:p text:style-name="P16">]);</text:p>
      <text:p text:style-name="P16">}</text:p>
      <text:p text:style-name="P16"/>
      <text:p text:style-name="P17"/>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pan text:style-name="T15"/></text:p>
      <text:p text:style-name="P11"><text:soft-page-break/><text:span text:style-name="T15"/></text:p>
      <text:p text:style-name="P11"><text:span text:style-name="T15">&lt;</text:span><text:span text:style-name="T2">h1</text:span><text:span text:style-name="T15">&gt;</text:span> Displaying Errors <text:span text:style-name="T15">&lt;/</text:span><text:span text:style-name="T2">h1</text:span><text:span text:style-name="T15">&gt;</text:span></text:p>
      <text:p text:style-name="P19"/>
      <text:p text:style-name="P11">@if ($errors-&gt;any())</text:p>
      <text:p text:style-name="P11"><text:span text:style-name="T15">&lt;</text:span><text:span text:style-name="T2">div</text:span> <text:span text:style-name="T12">class</text:span> = <text:span text:style-name="T14">"alert alert-danger"</text:span><text:span text:style-name="T15">&gt;</text:span></text:p>
      <text:p text:style-name="P11"><text:span text:style-name="T15">&lt;</text:span><text:span text:style-name="T2">ul</text:span><text:span text:style-name="T15">&gt;</text:span></text:p>
      <text:p text:style-name="P11">@foreach($errors-&gt;all() as $error)</text:p>
      <text:p text:style-name="P11"><text:span text:style-name="T15">&lt;</text:span><text:span text:style-name="T2">li</text:span><text:span text:style-name="T15">&gt;</text:span>{{$error}}<text:span text:style-name="T15">&lt;/</text:span><text:span text:style-name="T2">li</text:span><text:span text:style-name="T15">&gt;</text:span></text:p>
      <text:p text:style-name="P11">@endforeach</text:p>
      <text:p text:style-name="P11"><text:span text:style-name="T15">&lt;/</text:span><text:span text:style-name="T2">ul</text:span><text:span text:style-name="T15">&gt;</text:span></text:p>
      <text:p text:style-name="P11"><text:span text:style-name="T15">&lt;/</text:span><text:span text:style-name="T2">div</text:span><text:span text:style-name="T15">&gt;</text:span></text:p>
      <text:p text:style-name="P11">@endif</text:p>
      <text:p text:style-name="P11"/>
      <text:p text:style-name="P12"><text:span text:style-name="T15">&lt;</text:span><text:span text:style-name="T2">span</text:span><text:span text:style-name="T15">&gt;</text:span>@error('title'){{$message}}@enderror<text:span text:style-name="T15">&lt;/</text:span><text:span text:style-name="T2">span</text:span><text:span text:style-name="T15">&gt;</text:span> //also write this after input</text:p>
      <text:p text:style-name="P12"/>
      <text:p text:style-name="P12"/>
      <text:p text:style-name="P4">Custom Message show</text:p>
      <text:p text:style-name="P23"/>
      <text:p text:style-name="P20">* Store a newly created resource in storage.</text:p>
      <text:p text:style-name="P21">*/</text:p>
      <text:p text:style-name="P10"><text:span text:style-name="T2">public</text:span><text:span text:style-name="T6"> </text:span><text:span text:style-name="T2">function</text:span><text:span text:style-name="T6"> </text:span><text:span text:style-name="T8">store</text:span><text:span text:style-name="T6">(</text:span><text:span text:style-name="T10">Request</text:span><text:span text:style-name="T6"> </text:span><text:span text:style-name="T12">$request</text:span><text:span text:style-name="T6">)</text:span></text:p>
      <text:p text:style-name="P16">{</text:p>
      <text:p text:style-name="P10"><text:span text:style-name="T12">$validated</text:span><text:span text:style-name="T6"> = </text:span><text:span text:style-name="T12">$request</text:span><text:span text:style-name="T6">-&gt;</text:span><text:span text:style-name="T8">validate</text:span><text:span text:style-name="T6">([</text:span></text:p>
      <text:p text:style-name="P10"><text:span text:style-name="T14">'title'</text:span><text:span text:style-name="T6">=&gt;[</text:span><text:span text:style-name="T14">'required'</text:span><text:span text:style-name="T6">,</text:span><text:span text:style-name="T14">'unique:todos'</text:span><text:span text:style-name="T6">,</text:span><text:span text:style-name="T14">'max:255'</text:span><text:span text:style-name="T6">],</text:span></text:p>
      <text:p text:style-name="P10"><text:span text:style-name="T14">'description'</text:span><text:span text:style-name="T6">=&gt;[</text:span><text:span text:style-name="T14">'required'</text:span><text:span text:style-name="T6">],</text:span></text:p>
      <text:p text:style-name="P21">//'email'=&gt;['email']</text:p>
      <text:p text:style-name="P16">],[</text:p>
      <text:p text:style-name="P10"><text:span text:style-name="T14">'title.required'</text:span><text:span text:style-name="T6">=&gt;</text:span><text:span text:style-name="T14">'title must not be empty'</text:span><text:span text:style-name="T6"> </text:span><text:span text:style-name="T16">//agar apna error show krvana hai tu</text:span></text:p>
      <text:p text:style-name="P16"><text:soft-page-break/>]);</text:p>
      <text:p text:style-name="P16">}</text:p>
      <text:p text:style-name="P8"/>
      <text:p text:style-name="P8"/>
      <text:p text:style-name="P15">agr previous value jo enter ki hai wo wahi py rahay then <text:line-break/><text:line-break/>value = {{old(‘title’)}}</text:p>
      <text:p text:style-name="P4"/>
      <text:p text:style-name="P5">Change input color if error </text:p>
      <text:p text:style-name="P5"/>
      <text:p text:style-name="P5">class = {{$errors→first(‘title’)?’input-error’:’ ’}}</text:p>
      <text:p text:style-name="P5"/>
      <text:p text:style-name="P6">agr koi error hai tu yeh class show hoo jai warna na hoo</text:p>
      <text:p text:style-name="P5"/>
      <text:p text:style-name="P5">styling:</text:p>
      <text:p text:style-name="P5">.input-error {</text:p>
      <text:p text:style-name="P5"/>
      <text:p text:style-name="P5"/>
      <text:p text:style-name="P5">}</text:p>
      <text:p text:style-name="P5"/>
      <text:p text:style-name="P5"/>
      <text:p text:style-name="P6">php artisan lang:pub</text:p>
      <text:p text:style-name="P6"/>
      <text:p text:style-name="P6">//validations appears</text:p>
      <text:p text:style-name="P6"/>
      <text:p text:style-name="P6"/>
      <text:p text:style-name="P7"/>
      <text:p text:style-name="P7"/>
      <text:p text:style-name="P7"/>
      <text:p text:style-name="P7"><text:soft-page-break/></text:p>
      <text:p text:style-name="P7">Make own Validation Rules</text:p>
      <text:p text:style-name="P14"/>
      <text:p text:style-name="P27"><text:span text:style-name="T17">php artisan make:rule Uppercase</text:span></text:p>
      <text:p text:style-name="P27"><text:span text:style-name="T17"/></text:p>
      <text:p text:style-name="P29"><text:span text:style-name="T19">uppercase ki file bn jai gi <text:line-break/><text:line-break/></text:span><text:span text:style-name="T4">&lt;?php</text:span></text:p>
      <text:p text:style-name="P24"/>
      <text:p text:style-name="P12"><text:span text:style-name="T2">namespace</text:span><text:span text:style-name="T6"> </text:span><text:span text:style-name="T10">App\Rules</text:span><text:span text:style-name="T6">;</text:span></text:p>
      <text:p text:style-name="P24"/>
      <text:p text:style-name="P12"><text:span text:style-name="T2">use</text:span><text:span text:style-name="T6"> </text:span><text:span text:style-name="T10">Closure</text:span><text:span text:style-name="T6">;</text:span></text:p>
      <text:p text:style-name="P12"><text:span text:style-name="T2">use</text:span><text:span text:style-name="T6"> Illuminate\Contracts\Validation\</text:span><text:span text:style-name="T10">ValidationRule</text:span><text:span text:style-name="T6">;</text:span></text:p>
      <text:p text:style-name="P24"/>
      <text:p text:style-name="P12"><text:span text:style-name="T2">class</text:span><text:span text:style-name="T6"> </text:span><text:span text:style-name="T10">Uppercase</text:span><text:span text:style-name="T6"> </text:span><text:span text:style-name="T2">implements</text:span><text:span text:style-name="T6"> </text:span><text:span text:style-name="T10">ValidationRule</text:span></text:p>
      <text:p text:style-name="P18">{</text:p>
      <text:p text:style-name="P22">/**</text:p>
      <text:p text:style-name="P22">* Run the validation rule.</text:p>
      <text:p text:style-name="P22">*</text:p>
      <text:p text:style-name="P12"><text:span text:style-name="T16">* </text:span><text:span text:style-name="T2">@param</text:span><text:span text:style-name="T16"> \</text:span><text:span text:style-name="T10">Closure</text:span><text:span text:style-name="T16">(</text:span><text:span text:style-name="T2">string</text:span><text:span text:style-name="T16">): \Illuminate\Translation\</text:span><text:span text:style-name="T10">PotentiallyTranslatedString</text:span><text:span text:style-name="T16"> $</text:span><text:span text:style-name="T10">fail</text:span></text:p>
      <text:p text:style-name="P22">*/</text:p>
      <text:p text:style-name="P12"><text:span text:style-name="T2">public</text:span><text:span text:style-name="T6"> </text:span><text:span text:style-name="T2">function</text:span><text:span text:style-name="T6"> </text:span><text:span text:style-name="T8">validate</text:span><text:span text:style-name="T6">(</text:span><text:span text:style-name="T2">string</text:span><text:span text:style-name="T6"> </text:span><text:span text:style-name="T12">$attribute</text:span><text:span text:style-name="T6">, </text:span><text:span text:style-name="T2">mixed</text:span><text:span text:style-name="T6"> </text:span><text:span text:style-name="T12">$value</text:span><text:span text:style-name="T6">, </text:span><text:span text:style-name="T10">Closure</text:span><text:span text:style-name="T6"> </text:span><text:span text:style-name="T12">$fail</text:span><text:span text:style-name="T6">): </text:span><text:span text:style-name="T2">void</text:span></text:p>
      <text:p text:style-name="P18">{</text:p>
      <text:p text:style-name="P12"><text:span text:style-name="T18">if</text:span><text:span text:style-name="T6">(</text:span><text:span text:style-name="T8">strtoupper</text:span><text:span text:style-name="T6">(</text:span><text:span text:style-name="T12">$value</text:span><text:span text:style-name="T6">)!=</text:span><text:span text:style-name="T12">$value</text:span><text:span text:style-name="T6">) {</text:span></text:p>
      <text:p text:style-name="P12"><text:span text:style-name="T12">$fail</text:span><text:span text:style-name="T6">(</text:span><text:span text:style-name="T14">'the :attribute must be in upper case'</text:span><text:span text:style-name="T6">);</text:span></text:p>
      <text:p text:style-name="P18">}</text:p>
      <text:p text:style-name="P18">}</text:p>
      <text:p text:style-name="P18">}</text:p>
      <text:p text:style-name="P12"/>
      <text:p text:style-name="P28"><text:span text:style-name="T17"/></text:p>
      <text:p text:style-name="P28"><text:soft-page-break/><text:span text:style-name="T17"/></text:p>
      <text:p text:style-name="P28"><text:span text:style-name="T17">All uppercase validation</text:span></text:p>
      <text:p text:style-name="P13"><text:span text:style-name="T5">public</text:span><text:span text:style-name="T7"> </text:span><text:span text:style-name="T5">function</text:span><text:span text:style-name="T7"> </text:span><text:span text:style-name="T9">store</text:span><text:span text:style-name="T7">(</text:span><text:span text:style-name="T11">Request</text:span><text:span text:style-name="T7"> </text:span><text:span text:style-name="T13">$request</text:span><text:span text:style-name="T7">)</text:span></text:p>
      <text:p text:style-name="P18">{</text:p>
      <text:p text:style-name="P12"><text:span text:style-name="T12">$validated</text:span><text:span text:style-name="T6"> = </text:span><text:span text:style-name="T12">$request</text:span><text:span text:style-name="T6">-&gt;</text:span><text:span text:style-name="T8">validate</text:span><text:span text:style-name="T6">([</text:span></text:p>
      <text:p text:style-name="P12"><text:span text:style-name="T14">'title'</text:span><text:span text:style-name="T6">=&gt;[</text:span><text:span text:style-name="T14">'required'</text:span><text:span text:style-name="T6">,</text:span><text:span text:style-name="T14">'unique:todos'</text:span><text:span text:style-name="T6">,</text:span><text:span text:style-name="T14">'max:255'</text:span><text:span text:style-name="T6">],</text:span></text:p>
      <text:p text:style-name="P12"><text:span text:style-name="T14">'description'</text:span><text:span text:style-name="T6">=&gt;[</text:span><text:span text:style-name="T14">'required | uppercase'</text:span><text:span text:style-name="T6">],</text:span></text:p>
      <text:p text:style-name="P22">//'email'=&gt;['email']</text:p>
      <text:p text:style-name="P18">],[</text:p>
      <text:p text:style-name="P12"><text:span text:style-name="T14">'title.required'</text:span><text:span text:style-name="T6">=&gt;</text:span><text:span text:style-name="T14">'title must not be empty'</text:span><text:span text:style-name="T6"> </text:span><text:span text:style-name="T16">//agar apna error show krvana hai tu</text:span></text:p>
      <text:p text:style-name="P18">]);</text:p>
      <text:p text:style-name="P18">}</text:p>
      <text:p text:style-name="P18"/>
      <text:p text:style-name="P18"/>
      <text:p text:style-name="P18"/>
      <text:p text:style-name="P30"><text:span text:style-name="T17"/></text:p>
      <text:p text:style-name="P26"/>
      <text:p text:style-name="P26"/>
      <text:p text:style-name="P26"/>
      <text:p text:style-name="P26"/>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4T12:59:31.005189180</meta:creation-date>
    <dc:date>2024-09-14T17:02:19.811519689</dc:date>
    <meta:editing-duration>PT7M24S</meta:editing-duration>
    <meta:editing-cycles>1</meta:editing-cycles>
    <meta:document-statistic meta:table-count="0" meta:image-count="0" meta:object-count="0" meta:page-count="5" meta:paragraph-count="76" meta:word-count="286" meta:character-count="2258" meta:non-whitespace-character-count="2009"/>
    <meta:generator>LibreOffice/7.3.7.2$Linux_X86_64 LibreOffice_project/30$Build-2</meta:generator>
  </office:meta>
</office:document-meta>
</file>